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3000000B71BCA9B43.png" manifest:media-type="image/png"/>
  <manifest:file-entry manifest:full-path="Pictures/100002010000009F00000063AF5F29D9.png" manifest:media-type="image/png"/>
  <manifest:file-entry manifest:full-path="Pictures/100002010000024400000244B77DFE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729fcf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svg:stroke-color="#ffd320" draw:fill="solid" draw:fill-color="#99ff66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aecf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651cm" svg:x="23.86cm" svg:y="11.4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437cm" svg:height="0.806cm" svg:x="23.949cm" svg:y="11.998cm">
          <draw:text-box>
            <text:p><text:span text:style-name="T1">Rasp N1</text:span></text:p>
          </draw:text-box>
        </draw:frame>
        <draw:custom-shape draw:style-name="gr3" draw:text-style-name="P1" draw:layer="layout" svg:width="4.689cm" svg:height="2.425cm" svg:x="6.446cm" svg:y="5.5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2.932cm" svg:height="0.962cm" svg:x="7.144cm" svg:y="6.539cm">
          <draw:text-box>
            <text:p>comhem</text:p>
          </draw:text-box>
        </draw:frame>
        <draw:custom-shape draw:style-name="gr3" draw:text-style-name="P1" draw:layer="layout" svg:width="4.689cm" svg:height="2.425cm" svg:x="21.346cm" svg:y="5.8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2.576cm" svg:height="0.962cm" svg:x="22.044cm" svg:y="6.839cm">
          <draw:text-box>
            <text:p>dovado</text:p>
          </draw:text-box>
        </draw:frame>
        <draw:custom-shape draw:style-name="gr4" draw:text-style-name="P3" draw:layer="layout" svg:width="3.788cm" svg:height="2.17cm" svg:x="1.53cm" svg:y="16.534cm">
          <text:p text:style-name="P1"><text:span text:style-name="T1">stugvaktar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1.651cm" svg:x="5.711cm" svg:y="11.1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487cm" svg:height="0.806cm" svg:x="5.8cm" svg:y="11.765cm">
          <draw:text-box>
            <text:p><text:span text:style-name="T1">Rasp M1</text:span></text:p>
          </draw:text-box>
        </draw:frame>
        <draw:frame draw:style-name="gr2" draw:text-style-name="P2" draw:layer="layout" svg:width="3.398cm" svg:height="0.806cm" svg:x="3.849cm" svg:y="8.763cm">
          <draw:text-box>
            <text:p><text:span text:style-name="T1">192.168.0.30</text:span></text:p>
          </draw:text-box>
        </draw:frame>
        <draw:line draw:style-name="gr5" draw:text-style-name="P1" draw:layer="layout" svg:x1="8.493cm" svg:y1="8.239cm" svg:x2="6.842cm" svg:y2="11.16cm">
          <text:p/>
        </draw:line>
        <draw:frame draw:style-name="gr6" draw:text-style-name="P2" draw:layer="layout" svg:width="2.568cm" svg:height="0.806cm" svg:x="5.801cm" svg:y="11.765cm">
          <draw:text-box>
            <text:p><text:span text:style-name="T1">Rasp M1</text:span></text:p>
          </draw:text-box>
        </draw:frame>
        <draw:frame draw:style-name="gr2" draw:text-style-name="P2" draw:layer="layout" svg:width="1.603cm" svg:height="0.806cm" svg:x="2.267cm" svg:y="15.294cm">
          <draw:text-box>
            <text:p><text:span text:style-name="T1">2000</text:span></text:p>
          </draw:text-box>
        </draw:frame>
        <draw:line draw:style-name="gr5" draw:text-style-name="P1" draw:layer="layout" svg:x1="7.004cm" svg:y1="12.856cm" svg:x2="3.413cm" svg:y2="16.494cm">
          <text:p/>
        </draw:line>
        <draw:line draw:style-name="gr5" draw:text-style-name="P1" draw:layer="layout" svg:x1="23.606cm" svg:y1="8.366cm" svg:x2="25.384cm" svg:y2="11.414cm">
          <text:p/>
        </draw:line>
        <draw:frame draw:style-name="gr2" draw:text-style-name="P2" draw:layer="layout" svg:width="3.673cm" svg:height="0.806cm" svg:x="24.902cm" svg:y="9.665cm">
          <draw:text-box>
            <text:p><text:span text:style-name="T1">192.168.0.130</text:span></text:p>
          </draw:text-box>
        </draw:frame>
        <draw:custom-shape draw:style-name="gr4" draw:text-style-name="P3" draw:layer="layout" svg:width="3.788cm" svg:height="2.17cm" svg:x="24.876cm" svg:y="14.97cm">
          <text:p text:style-name="P1"><text:span text:style-name="T1">stugvaktar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03cm" svg:height="0.806cm" svg:x="26.544cm" svg:y="13.862cm">
          <draw:text-box>
            <text:p><text:span text:style-name="T1">2000</text:span></text:p>
          </draw:text-box>
        </draw:frame>
        <draw:line draw:style-name="gr5" draw:text-style-name="P1" draw:layer="layout" svg:x1="25.257cm" svg:y1="13.065cm" svg:x2="26.714cm" svg:y2="15.119cm">
          <text:p/>
        </draw:line>
        <draw:custom-shape draw:style-name="gr4" draw:text-style-name="P3" draw:layer="layout" svg:width="3.788cm" svg:height="2.17cm" svg:x="1.053cm" svg:y="12.187cm">
          <text:p text:style-name="P1"><text:span text:style-name="T1">Sw 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096cm" svg:y1="12.684cm" svg:x2="7.604cm" svg:y2="16.494cm">
          <text:p/>
        </draw:line>
        <draw:frame draw:style-name="gr7" draw:text-style-name="P2" draw:layer="layout" svg:width="1.603cm" svg:height="0.806cm" svg:x="5.796cm" svg:y="15.397cm">
          <draw:text-box>
            <text:p><text:span text:style-name="T1">2010</text:span></text:p>
          </draw:text-box>
        </draw:frame>
        <draw:custom-shape draw:style-name="gr4" draw:text-style-name="P3" draw:layer="layout" svg:width="3.788cm" svg:height="2.17cm" svg:x="14.992cm" svg:y="15.224cm">
          <text:p text:style-name="P1"><text:span text:style-name="T1">diver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3.745cm" svg:height="3.537cm" svg:x="14.146cm" svg:y="10.544cm">
          <draw:image xlink:href="Pictures/100002010000024400000244B77DFE48.png" xlink:type="simple" xlink:show="embed" xlink:actuate="onLoad">
            <text:p/>
          </draw:image>
        </draw:frame>
        <draw:frame draw:style-name="gr2" draw:text-style-name="P2" draw:layer="layout" svg:width="3.398cm" svg:height="0.806cm" svg:x="14.208cm" svg:y="8.957cm">
          <draw:text-box>
            <text:p><text:span text:style-name="T1">192.168.0.50</text:span></text:p>
          </draw:text-box>
        </draw:frame>
        <draw:line draw:style-name="gr5" draw:text-style-name="P1" draw:layer="layout" svg:x1="8.62cm" svg:y1="8.112cm" svg:x2="16.113cm" svg:y2="11.033cm">
          <text:p/>
        </draw:line>
        <draw:frame draw:style-name="gr9" draw:text-style-name="P2" draw:layer="layout" svg:width="1.573cm" svg:height="1.361cm" svg:x="16.239cm" svg:y="13.794cm">
          <draw:text-box>
            <text:p><text:span text:style-name="T1">x000</text:span></text:p>
          </draw:text-box>
        </draw:frame>
        <draw:line draw:style-name="gr5" draw:text-style-name="P1" draw:layer="layout" svg:x1="15.986cm" svg:y1="13.446cm" svg:x2="16.621cm" svg:y2="15.224cm">
          <text:p/>
        </draw:line>
        <draw:frame draw:style-name="gr8" draw:text-style-name="P1" draw:layer="layout" svg:width="4.206cm" svg:height="2.618cm" svg:x="14.335cm" svg:y="1.303cm">
          <draw:image xlink:href="Pictures/100002010000009F00000063AF5F29D9.png" xlink:type="simple" xlink:show="embed" xlink:actuate="onLoad">
            <text:p/>
          </draw:image>
        </draw:frame>
        <draw:line draw:style-name="gr5" draw:text-style-name="P1" draw:layer="layout" svg:x1="14.589cm" svg:y1="2.778cm" svg:x2="8.874cm" svg:y2="5.572cm">
          <text:p/>
        </draw:line>
        <draw:line draw:style-name="gr5" draw:text-style-name="P1" draw:layer="layout" svg:x1="18.399cm" svg:y1="2.905cm" svg:x2="23.733cm" svg:y2="5.826cm">
          <text:p/>
        </draw:line>
        <draw:line draw:style-name="gr5" draw:text-style-name="P1" draw:layer="layout" svg:x1="14.59cm" svg:y1="2.779cm" svg:x2="8.875cm" svg:y2="5.573cm">
          <text:p/>
        </draw:line>
        <draw:frame draw:style-name="gr2" draw:text-style-name="P2" draw:layer="layout" svg:width="3.673cm" svg:height="0.806cm" svg:x="8.779cm" svg:y="3.315cm">
          <draw:text-box>
            <text:p><text:span text:style-name="T1">80.216.68.104</text:span></text:p>
          </draw:text-box>
        </draw:frame>
        <draw:frame draw:style-name="gr2" draw:text-style-name="P2" draw:layer="layout" svg:width="3.089cm" svg:height="0.806cm" svg:x="21.079cm" svg:y="3.515cm">
          <draw:text-box>
            <text:p><text:span text:style-name="T1">joqhome.eu</text:span></text:p>
          </draw:text-box>
        </draw:frame>
        <draw:custom-shape draw:style-name="gr4" draw:text-style-name="P3" draw:layer="layout" svg:width="3.788cm" svg:height="2.17cm" svg:x="5.731cm" svg:y="16.535cm">
          <text:p text:style-name="P1"><text:span text:style-name="T1">Infravär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603cm" svg:height="0.806cm" svg:x="4.097cm" svg:y="11.497cm">
          <draw:text-box>
            <text:p><text:span text:style-name="T1">4000</text:span></text:p>
          </draw:text-box>
        </draw:frame>
        <draw:line draw:style-name="gr5" draw:text-style-name="P1" draw:layer="layout" svg:x1="5.696cm" svg:y1="12.184cm" svg:x2="4.683cm" svg:y2="12.811cm">
          <text:p/>
        </draw:line>
        <draw:frame draw:style-name="gr8" draw:text-style-name="P1" draw:layer="layout" svg:width="7.275cm" svg:height="4.841cm" svg:x="0.964cm" svg:y="0.238cm">
          <draw:image xlink:href="Pictures/1000020100000113000000B71BCA9B43.png" xlink:type="simple" xlink:show="embed" xlink:actuate="onLoad">
            <text:p/>
          </draw:image>
        </draw:frame>
        <draw:line draw:style-name="gr5" draw:text-style-name="P1" draw:layer="layout" svg:x1="6.08cm" svg:y1="1.254cm" svg:x2="14.843cm" svg:y2="1.889cm">
          <text:p/>
        </draw:line>
        <draw:custom-shape draw:style-name="gr1" draw:text-style-name="P1" draw:layer="layout" svg:width="3.048cm" svg:height="1.651cm" svg:x="9.261cm" svg:y="11.2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437cm" svg:height="0.806cm" svg:x="9.35cm" svg:y="11.798cm">
          <draw:text-box>
            <text:p><text:span text:style-name="T1">Rasp H1</text:span></text:p>
          </draw:text-box>
        </draw:frame>
        <draw:line draw:style-name="gr5" draw:text-style-name="P1" draw:layer="layout" svg:x1="8.494cm" svg:y1="8.24cm" svg:x2="10.906cm" svg:y2="11.287cm">
          <text:p/>
        </draw:line>
        <draw:frame draw:style-name="gr2" draw:text-style-name="P2" draw:layer="layout" svg:width="3.398cm" svg:height="0.806cm" svg:x="10.15cm" svg:y="9.963cm">
          <draw:text-box>
            <text:p><text:span text:style-name="T1">192.168.0.31</text:span></text:p>
          </draw:text-box>
        </draw:frame>
        <draw:custom-shape draw:style-name="gr4" draw:text-style-name="P3" draw:layer="layout" svg:width="3.788cm" svg:height="2.17cm" svg:x="10.093cm" svg:y="15.225cm">
          <text:p text:style-name="P1"><text:span text:style-name="T1">diver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73cm" svg:height="1.361cm" svg:x="8.94cm" svg:y="13.794cm">
          <draw:text-box>
            <text:p><text:span text:style-name="T1">x000</text:span></text:p>
          </draw:text-box>
        </draw:frame>
        <draw:line draw:style-name="gr5" draw:text-style-name="P1" draw:layer="layout" svg:x1="10.652cm" svg:y1="12.938cm" svg:x2="11.722cm" svg:y2="15.224cm">
          <text:p/>
        </draw:line>
      </draw:page>
      <draw:page draw:name="page2" draw:style-name="dp1" draw:master-page-name="Default">
        <draw:custom-shape draw:style-name="gr1" draw:text-style-name="P1" draw:layer="layout" svg:width="3.048cm" svg:height="1.651cm" svg:x="23.86cm" svg:y="11.4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437cm" svg:height="0.806cm" svg:x="23.949cm" svg:y="11.998cm">
          <draw:text-box>
            <text:p><text:span text:style-name="T1">Rasp N1</text:span></text:p>
          </draw:text-box>
        </draw:frame>
        <draw:custom-shape draw:style-name="gr3" draw:text-style-name="P1" draw:layer="layout" svg:width="4.689cm" svg:height="2.425cm" svg:x="6.446cm" svg:y="5.5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4" draw:layer="layout" svg:width="2.932cm" svg:height="0.962cm" svg:x="7.144cm" svg:y="6.539cm">
          <draw:text-box>
            <text:p><text:span text:style-name="T2">comhem</text:span></text:p>
          </draw:text-box>
        </draw:frame>
        <draw:custom-shape draw:style-name="gr3" draw:text-style-name="P1" draw:layer="layout" svg:width="4.689cm" svg:height="2.425cm" svg:x="21.346cm" svg:y="5.8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4" draw:layer="layout" svg:width="2.576cm" svg:height="0.962cm" svg:x="22.044cm" svg:y="6.839cm">
          <draw:text-box>
            <text:p><text:span text:style-name="T2">dovado</text:span></text:p>
          </draw:text-box>
        </draw:frame>
        <draw:custom-shape draw:style-name="gr4" draw:text-style-name="P3" draw:layer="layout" svg:width="3.788cm" svg:height="2.17cm" svg:x="1.53cm" svg:y="16.534cm">
          <text:p text:style-name="P1"><text:span text:style-name="T1">stugvaktar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03cm" svg:height="0.806cm" svg:x="2.267cm" svg:y="15.294cm">
          <draw:text-box>
            <text:p><text:span text:style-name="T1">2000</text:span></text:p>
          </draw:text-box>
        </draw:frame>
        <draw:line draw:style-name="gr5" draw:text-style-name="P1" draw:layer="layout" svg:x1="8.366cm" svg:y1="12.176cm" svg:x2="3.413cm" svg:y2="16.494cm">
          <text:p/>
        </draw:line>
        <draw:line draw:style-name="gr5" draw:text-style-name="P1" draw:layer="layout" svg:x1="23.606cm" svg:y1="8.366cm" svg:x2="25.384cm" svg:y2="11.414cm">
          <text:p/>
        </draw:line>
        <draw:frame draw:style-name="gr2" draw:text-style-name="P2" draw:layer="layout" svg:width="3.673cm" svg:height="0.806cm" svg:x="24.902cm" svg:y="9.665cm">
          <draw:text-box>
            <text:p><text:span text:style-name="T1">192.168.0.130</text:span></text:p>
          </draw:text-box>
        </draw:frame>
        <draw:custom-shape draw:style-name="gr4" draw:text-style-name="P3" draw:layer="layout" svg:width="3.788cm" svg:height="2.17cm" svg:x="24.876cm" svg:y="14.97cm">
          <text:p text:style-name="P1"><text:span text:style-name="T1">stugvakt_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03cm" svg:height="0.806cm" svg:x="26.544cm" svg:y="13.862cm">
          <draw:text-box>
            <text:p><text:span text:style-name="T1">2000</text:span></text:p>
          </draw:text-box>
        </draw:frame>
        <draw:line draw:style-name="gr5" draw:text-style-name="P1" draw:layer="layout" svg:x1="25.257cm" svg:y1="13.065cm" svg:x2="26.714cm" svg:y2="15.119cm">
          <text:p/>
        </draw:line>
        <draw:custom-shape draw:style-name="gr10" draw:text-style-name="P3" draw:layer="layout" svg:width="3.788cm" svg:height="2.17cm" svg:x="10.934cm" svg:y="16.348cm">
          <text:p text:style-name="P1"><text:span text:style-name="T1">Sw 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3.745cm" svg:height="3.537cm" svg:x="7.074cm" svg:y="9.149cm">
          <draw:image xlink:href="Pictures/100002010000024400000244B77DFE48.png" xlink:type="simple" xlink:show="embed" xlink:actuate="onLoad">
            <text:p/>
          </draw:image>
        </draw:frame>
        <draw:frame draw:style-name="gr2" draw:text-style-name="P2" draw:layer="layout" svg:width="3.398cm" svg:height="0.806cm" svg:x="9.128cm" svg:y="8.493cm">
          <draw:text-box>
            <text:p><text:span text:style-name="T1">192.168.0.50</text:span></text:p>
          </draw:text-box>
        </draw:frame>
        <draw:line draw:style-name="gr5" draw:text-style-name="P1" draw:layer="layout" svg:x1="8.62cm" svg:y1="7.985cm" svg:x2="8.874cm" svg:y2="9.636cm">
          <text:p/>
        </draw:line>
        <draw:line draw:style-name="gr5" draw:text-style-name="P1" draw:layer="layout" svg:x1="9.382cm" svg:y1="12.176cm" svg:x2="13.007cm" svg:y2="16.367cm">
          <text:p/>
        </draw:line>
        <draw:frame draw:style-name="gr8" draw:text-style-name="P1" draw:layer="layout" svg:width="4.206cm" svg:height="2.618cm" svg:x="14.335cm" svg:y="1.303cm">
          <draw:image xlink:href="Pictures/100002010000009F00000063AF5F29D9.png" xlink:type="simple" xlink:show="embed" xlink:actuate="onLoad">
            <text:p/>
          </draw:image>
        </draw:frame>
        <draw:line draw:style-name="gr5" draw:text-style-name="P1" draw:layer="layout" svg:x1="14.589cm" svg:y1="2.778cm" svg:x2="8.874cm" svg:y2="5.572cm">
          <text:p/>
        </draw:line>
        <draw:line draw:style-name="gr5" draw:text-style-name="P1" draw:layer="layout" svg:x1="18.399cm" svg:y1="2.905cm" svg:x2="23.733cm" svg:y2="5.826cm">
          <text:p/>
        </draw:line>
        <draw:line draw:style-name="gr5" draw:text-style-name="P1" draw:layer="layout" svg:x1="14.59cm" svg:y1="2.779cm" svg:x2="8.875cm" svg:y2="5.573cm">
          <text:p/>
        </draw:line>
        <draw:frame draw:style-name="gr2" draw:text-style-name="P2" draw:layer="layout" svg:width="3.673cm" svg:height="0.806cm" svg:x="8.779cm" svg:y="3.315cm">
          <draw:text-box>
            <text:p><text:span text:style-name="T1">80.216.68.104</text:span></text:p>
          </draw:text-box>
        </draw:frame>
        <draw:frame draw:style-name="gr2" draw:text-style-name="P2" draw:layer="layout" svg:width="3.089cm" svg:height="0.806cm" svg:x="21.079cm" svg:y="3.515cm">
          <draw:text-box>
            <text:p><text:span text:style-name="T1">joqhome.eu</text:span></text:p>
          </draw:text-box>
        </draw:frame>
        <draw:frame draw:style-name="gr8" draw:text-style-name="P1" draw:layer="layout" svg:width="7.275cm" svg:height="4.841cm" svg:x="0.964cm" svg:y="0.238cm">
          <draw:image xlink:href="Pictures/1000020100000113000000B71BCA9B43.png" xlink:type="simple" xlink:show="embed" xlink:actuate="onLoad">
            <text:p/>
          </draw:image>
        </draw:frame>
        <draw:line draw:style-name="gr5" draw:text-style-name="P1" draw:layer="layout" svg:x1="6.08cm" svg:y1="1.254cm" svg:x2="14.843cm" svg:y2="1.889cm">
          <text:p/>
        </draw:line>
        <draw:custom-shape draw:style-name="gr11" draw:text-style-name="P3" draw:layer="layout" svg:width="3.788cm" svg:height="2.17cm" svg:x="7.038cm" svg:y="16.367cm">
          <text:p text:style-name="P1"><text:span text:style-name="T1">O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2.049cm" svg:x2="9.197cm" svg:y2="16.367cm">
          <text:p/>
        </draw:line>
      </draw:page>
      <draw:page draw:name="page3" draw:style-name="dp1" draw:master-page-name="Default">
        <draw:line draw:style-name="gr12" draw:text-style-name="P1" draw:layer="layout" svg:x1="14.55cm" svg:y1="4.467cm" svg:x2="14.677cm" svg:y2="18.691cm">
          <text:p/>
        </draw:line>
        <draw:line draw:style-name="gr12" draw:text-style-name="P1" draw:layer="layout" svg:x1="26.31cm" svg:y1="4.667cm" svg:x2="26.437cm" svg:y2="18.891cm">
          <text:p/>
        </draw:line>
        <draw:frame draw:style-name="gr2" draw:layer="layout" svg:width="4.621cm" svg:height="0.962cm" svg:x="23.367cm" svg:y="3.238cm">
          <draw:text-box>
            <text:p>stugvakt_node</text:p>
          </draw:text-box>
        </draw:frame>
        <draw:frame draw:style-name="gr2" draw:layer="layout" svg:width="4.587cm" svg:height="0.962cm" svg:x="11.968cm" svg:y="3.238cm">
          <draw:text-box>
            <text:p>stugvakt_main</text:p>
          </draw:text-box>
        </draw:frame>
        <draw:frame draw:style-name="gr13" draw:layer="layout" svg:width="4.414cm" svg:height="0.962cm" svg:x="5.169cm" svg:y="3.167cm">
          <draw:text-box>
            <text:p>stugvakt_html</text:p>
          </draw:text-box>
        </draw:frame>
        <draw:line draw:style-name="gr12" draw:text-style-name="P1" draw:layer="layout" svg:x1="7.11cm" svg:y1="4.467cm" svg:x2="7.237cm" svg:y2="18.6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6:39:43.769184714</meta:creation-date>
    <dc:date>2015-03-09T21:09:50.083203247</dc:date>
    <meta:editing-duration>PT4H7M26S</meta:editing-duration>
    <meta:editing-cycles>7</meta:editing-cycles>
    <meta:generator>LibreOffice/4.2.7.2$Linux_X86_64 LibreOffice_project/420m0$Build-2</meta:generator>
    <meta:document-statistic meta:object-count="81"/>
  </office:meta>
</office:document-meta>
</file>